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0.794cm" fo:min-width="0.544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66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475cm" fo:padding-top="0.142cm" fo:padding-bottom="0.142cm" fo:padding-left="0.267cm" fo:padding-right="0.267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909cm" fo:min-width="20.074cm" fo:padding-top="0.177cm" fo:padding-bottom="0.177cm" fo:padding-left="0.302cm" fo:padding-right="0.302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2cm"/>
    </style:style>
    <style:style style:name="gr10" style:family="graphic" style:parent-style-name="objectwithoutfill">
      <style:graphic-properties draw:stroke="dash" draw:stroke-dash="_32__20_Dots_20_1_20_Dash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893cm"/>
    </style:style>
    <style:style style:name="gr12" style:family="graphic" style:parent-style-name="standard">
      <style:graphic-properties draw:stroke="solid" svg:stroke-color="#000000" draw:fill="none" draw:fill-color="#ffffff" fo:min-height="1.4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Nimbus Roman No9 L" fo:font-weight="bold" style:font-weight-asian="bold" style:font-weight-complex="bold"/>
    </style:style>
    <style:style style:name="P3" style:family="paragraph">
      <loext:graphic-properties draw:fill="solid" draw:fill-color="#dddddd"/>
      <style:paragraph-properties fo:text-align="center"/>
      <style:text-properties style:font-name="Nimbus Roman No9 L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Nimbus Roman No9 L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Nimbus Roman No9 L" fo:font-size="18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style:font-name="Nimbus Roman No9 L" fo:font-size="16pt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Nimbus Roman No9 L" fo:font-weight="bold"/>
    </style:style>
    <style:style style:name="T1" style:family="text">
      <style:text-properties style:font-name="Nimbus Roman No9 L" fo:font-weight="bold" style:font-weight-asian="bold" style:font-weight-complex="bold"/>
    </style:style>
    <style:style style:name="T2" style:family="text">
      <style:text-properties style:font-name="Nimbus Roman No9 L" fo:font-size="18pt" fo:font-weight="bold" style:font-size-asian="22pt" style:font-weight-asian="bold" style:font-size-complex="22pt" style:font-weight-complex="bold"/>
    </style:style>
    <style:style style:name="T3" style:family="text">
      <style:text-properties style:font-name="Nimbus Roman No9 L" fo:font-size="16pt" fo:font-weight="bold"/>
    </style:style>
    <style:style style:name="T4" style:family="text">
      <style:text-properties style:font-name="Nimbus Roman No9 L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1.524cm" svg:height="1.524cm" svg:x="15.045cm" svg:y="16.648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24cm" svg:height="1.524cm" svg:x="9.684cm" svg:y="0.343cm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524cm" svg:height="1.524cm" svg:x="18.307cm" svg:y="12.106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24cm" svg:height="1.524cm" svg:x="4.394cm" svg:y="2.025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24cm" svg:height="1.524cm" svg:x="0.994cm" svg:y="12.125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524cm" svg:height="1.524cm" svg:x="18.218cm" svg:y="6.621cm">
          <text:p text:style-name="P1"><text:span text:style-name="T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24cm" svg:height="1.524cm" svg:x="0.994cm" svg:y="6.525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24cm" svg:height="1.524cm" svg:x="9.746cm" svg:y="18.449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524cm" svg:height="1.524cm" svg:x="4.247cm" svg:y="16.85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446cm" svg:y1="1.867cm" svg:x2="5.695cm" svg:y2="3.326cm" draw:start-shape="id1" draw:start-glue-point="8" draw:end-shape="id2" draw:end-glue-point="9" svg:d="M10446 1867l-4751 1459" svg:viewBox="0 0 4752 1460">
          <text:p text:style-name="P1"><text:span text:style-name="T1">0.1826</text:span></text:p>
        </draw:connector>
        <draw:connector draw:style-name="gr4" draw:text-style-name="P4" draw:layer="layout" draw:type="line" svg:x1="10.446cm" svg:y1="1.867cm" svg:x2="5.548cm" svg:y2="17.073cm" draw:start-shape="id1" draw:start-glue-point="8" draw:end-shape="id3" draw:end-glue-point="11" svg:d="M10446 1867l-4898 15206" svg:viewBox="0 0 4899 15207">
          <text:p text:style-name="P1"><text:span text:style-name="T1">0.0608</text:span></text:p>
        </draw:connector>
        <draw:connector draw:style-name="gr4" draw:text-style-name="P4" draw:layer="layout" draw:type="line" svg:x1="10.446cm" svg:y1="1.867cm" svg:x2="10.508cm" svg:y2="18.449cm" draw:start-shape="id1" draw:start-glue-point="8" draw:end-shape="id4" draw:end-glue-point="4" svg:d="M10446 1867l62 16582" svg:viewBox="0 0 63 16583">
          <text:p text:style-name="P1"><text:span text:style-name="T1">0.0745</text:span></text:p>
        </draw:connector>
        <draw:connector draw:style-name="gr3" draw:text-style-name="P4" draw:layer="layout" draw:type="line" svg:x1="10.446cm" svg:y1="1.867cm" svg:x2="2.295cm" svg:y2="7.826cm" draw:start-shape="id1" draw:start-glue-point="8" draw:end-shape="id5" draw:end-glue-point="9" svg:d="M10446 1867l-8151 5959" svg:viewBox="0 0 8152 5960">
          <text:p text:style-name="P1"><text:span text:style-name="T1">0.1690</text:span></text:p>
        </draw:connector>
        <draw:connector draw:style-name="gr3" draw:text-style-name="P4" draw:layer="layout" draw:type="line" svg:x1="10.446cm" svg:y1="1.867cm" svg:x2="2.518cm" svg:y2="12.887cm" draw:start-shape="id1" draw:start-glue-point="8" draw:end-shape="id6" draw:end-glue-point="10" svg:d="M10446 1867l-7928 11020" svg:viewBox="0 0 7929 11021">
          <text:p text:style-name="P1"><text:span text:style-name="T1">0.1391</text:span></text:p>
        </draw:connector>
        <draw:connector draw:style-name="gr4" draw:text-style-name="P4" draw:layer="layout" draw:type="line" svg:x1="5.695cm" svg:y1="3.326cm" svg:x2="2.295cm" svg:y2="7.826cm" draw:start-shape="id2" draw:start-glue-point="9" draw:end-shape="id5" draw:end-glue-point="9" svg:d="M5695 3326l-3400 4500" svg:viewBox="0 0 3401 4501">
          <text:p text:style-name="P1"><text:span text:style-name="T1">0.1157</text:span></text:p>
        </draw:connector>
        <draw:connector draw:style-name="gr4" draw:text-style-name="P4" draw:layer="layout" draw:type="line" svg:x1="5.695cm" svg:y1="3.326cm" svg:x2="15.045cm" svg:y2="17.41cm" draw:start-shape="id2" draw:start-glue-point="9" draw:end-shape="id7" draw:end-glue-point="6" svg:d="M5695 3326l9350 14084" svg:viewBox="0 0 9351 14085">
          <text:p text:style-name="P1"><text:span text:style-name="T1"><text:s text:c="4"/></text:span></text:p>
          <text:p text:style-name="P1"><text:span text:style-name="T1">0.0429</text:span></text:p>
        </draw:connector>
        <draw:connector draw:style-name="gr3" draw:text-style-name="P4" draw:layer="layout" draw:type="line" svg:x1="5.695cm" svg:y1="3.326cm" svg:x2="18.441cm" svg:y2="7.922cm" draw:start-shape="id2" draw:start-glue-point="9" draw:end-shape="id8" draw:end-glue-point="7" svg:d="M5695 3326l12746 4596" svg:viewBox="0 0 12747 4597">
          <text:p text:style-name="P1"><text:span text:style-name="T1">0.1826</text:span></text:p>
        </draw:connector>
        <draw:connector draw:style-name="gr3" draw:text-style-name="P4" draw:layer="layout" draw:type="line" svg:x1="2.295cm" svg:y1="7.826cm" svg:x2="2.518cm" svg:y2="12.887cm" draw:start-shape="id5" draw:start-glue-point="9" draw:end-shape="id6" draw:end-glue-point="10" svg:d="M2295 7826l223 5061" svg:viewBox="0 0 224 5062">
          <text:p text:style-name="P1"><text:span text:style-name="T1">0.1960</text:span></text:p>
        </draw:connector>
        <draw:connector draw:style-name="gr4" draw:text-style-name="P4" draw:layer="layout" draw:type="line" svg:x1="2.295cm" svg:y1="7.826cm" svg:x2="5.548cm" svg:y2="17.073cm" draw:start-shape="id5" draw:start-glue-point="9" draw:end-shape="id3" draw:end-glue-point="11" svg:d="M2295 7826l3253 9247" svg:viewBox="0 0 3254 9248">
          <text:p text:style-name="P1"><text:span text:style-name="T1">0.0514</text:span></text:p>
        </draw:connector>
        <draw:connector draw:style-name="gr4" draw:text-style-name="P4" draw:layer="layout" draw:type="line" svg:x1="2.295cm" svg:y1="7.826cm" svg:x2="10.508cm" svg:y2="18.449cm" draw:start-shape="id5" draw:start-glue-point="9" draw:end-shape="id4" draw:end-glue-point="4" svg:d="M2295 7826l8213 10623" svg:viewBox="0 0 8214 10624">
          <text:p text:style-name="P1"><text:span text:style-name="T1">0.0630</text:span></text:p>
        </draw:connector>
        <draw:connector draw:style-name="gr4" draw:text-style-name="P4" draw:layer="layout" draw:type="line" svg:x1="2.295cm" svg:y1="7.826cm" svg:x2="15.045cm" svg:y2="17.41cm" draw:start-shape="id5" draw:start-glue-point="9" draw:end-shape="id7" draw:end-glue-point="6" svg:d="M2295 7826l12750 9584" svg:viewBox="0 0 12751 9585">
          <text:p text:style-name="P1"><text:span text:style-name="T1">0.1058</text:span></text:p>
        </draw:connector>
        <draw:connector draw:style-name="gr4" draw:text-style-name="P4" draw:layer="layout" draw:type="line" svg:x1="2.295cm" svg:y1="7.826cm" svg:x2="18.441cm" svg:y2="7.922cm" draw:start-shape="id5" draw:start-glue-point="9" draw:end-shape="id8" draw:end-glue-point="7" svg:d="M2295 7826l16146 96" svg:viewBox="0 0 16147 97">
          <text:p text:style-name="P1"><text:span text:style-name="T1">0.0563</text:span></text:p>
        </draw:connector>
        <draw:connector draw:style-name="gr4" draw:text-style-name="P4" draw:layer="layout" draw:type="line" svg:x1="2.518cm" svg:y1="12.887cm" svg:x2="5.548cm" svg:y2="17.073cm" draw:start-shape="id6" draw:start-glue-point="10" draw:end-shape="id3" draw:end-glue-point="11" svg:d="M2518 12887l3030 4186" svg:viewBox="0 0 3031 4187">
          <text:p text:style-name="P1"><text:span text:style-name="T1">0.1270</text:span></text:p>
        </draw:connector>
        <draw:connector draw:style-name="gr4" draw:text-style-name="P4" draw:layer="layout" draw:type="line" svg:x1="2.518cm" svg:y1="12.887cm" svg:x2="10.508cm" svg:y2="18.449cm" draw:start-shape="id6" draw:start-glue-point="10" draw:end-shape="id4" draw:end-glue-point="4" svg:d="M2518 12887l7990 5562" svg:viewBox="0 0 7991 5563">
          <text:p text:style-name="P1"><text:span text:style-name="T1">0.1037</text:span></text:p>
        </draw:connector>
        <draw:connector draw:style-name="gr3" draw:text-style-name="P4" draw:layer="layout" draw:type="line" svg:x1="2.518cm" svg:y1="12.887cm" svg:x2="15.045cm" svg:y2="17.41cm" draw:start-shape="id6" draw:start-glue-point="10" draw:end-shape="id7" draw:end-glue-point="6" svg:d="M2518 12887l12527 4523" svg:viewBox="0 0 12528 4524">
          <text:p text:style-name="P1"><text:span text:style-name="T1">0.1742</text:span></text:p>
        </draw:connector>
        <draw:connector draw:style-name="gr4" draw:text-style-name="P4" draw:layer="layout" draw:type="line" svg:x1="2.518cm" svg:y1="12.887cm" svg:x2="18.307cm" svg:y2="12.868cm" draw:start-shape="id6" draw:start-glue-point="10" draw:end-shape="id9" draw:end-glue-point="6" svg:d="M2518 12887l15789-19" svg:viewBox="0 0 15790 20">
          <text:p text:style-name="P1"><text:span text:style-name="T1"><text:s text:c="13"/></text:span><text:span text:style-name="T1">0.0733</text:span></text:p>
        </draw:connector>
        <draw:connector draw:style-name="gr3" draw:text-style-name="P4" draw:layer="layout" draw:type="line" svg:x1="2.518cm" svg:y1="12.887cm" svg:x2="18.441cm" svg:y2="7.922cm" draw:start-shape="id6" draw:start-glue-point="10" draw:end-shape="id8" draw:end-glue-point="7" svg:d="M2518 12887l15923-4965" svg:viewBox="0 0 15924 4966">
          <text:p text:style-name="P1"><text:span text:style-name="T1"><text:s text:c="25"/></text:span><text:span text:style-name="T1">0.1391</text:span></text:p>
        </draw:connector>
        <draw:connector draw:style-name="gr4" draw:text-style-name="P4" draw:layer="layout" draw:type="line" svg:x1="5.548cm" svg:y1="17.073cm" svg:x2="10.508cm" svg:y2="18.449cm" draw:start-shape="id3" draw:start-glue-point="11" draw:end-shape="id4" draw:end-glue-point="4" svg:d="M5548 17073l4960 1376" svg:viewBox="0 0 4961 1377">
          <text:p text:style-name="P1"><text:span text:style-name="T1">0.0680</text:span></text:p>
        </draw:connector>
        <draw:connector draw:style-name="gr4" draw:text-style-name="P4" draw:layer="layout" draw:type="line" svg:x1="5.548cm" svg:y1="17.073cm" svg:x2="15.045cm" svg:y2="17.41cm" draw:start-shape="id3" draw:start-glue-point="11" draw:end-shape="id7" draw:end-glue-point="6" svg:d="M5548 17073l9497 337" svg:viewBox="0 0 9498 338">
          <text:p text:style-name="P1"><text:span text:style-name="T1">0.0572</text:span></text:p>
        </draw:connector>
        <draw:connector draw:style-name="gr4" draw:text-style-name="P4" draw:layer="layout" draw:type="line" svg:x1="5.548cm" svg:y1="17.073cm" svg:x2="18.307cm" svg:y2="12.868cm" draw:start-shape="id3" draw:start-glue-point="11" draw:end-shape="id9" draw:end-glue-point="6" svg:d="M5548 17073l12759-4205" svg:viewBox="0 0 12760 4206">
          <text:p text:style-name="P1"><text:span text:style-name="T1">0.0962</text:span></text:p>
        </draw:connector>
        <draw:connector draw:style-name="gr3" draw:text-style-name="P4" draw:layer="layout" draw:type="line" svg:x1="10.508cm" svg:y1="18.449cm" svg:x2="15.045cm" svg:y2="17.41cm" draw:start-shape="id4" draw:start-glue-point="4" draw:end-shape="id7" draw:end-glue-point="6" svg:d="M10508 18449l4537-1039" svg:viewBox="0 0 4538 1040">
          <text:p text:style-name="P1"><text:span text:style-name="T1">0.1400</text:span></text:p>
        </draw:connector>
        <draw:connector draw:style-name="gr3" draw:text-style-name="P4" draw:layer="layout" draw:type="line" svg:x1="10.508cm" svg:y1="18.449cm" svg:x2="18.307cm" svg:y2="12.868cm" draw:start-shape="id4" draw:start-glue-point="4" draw:end-shape="id9" draw:end-glue-point="6" svg:d="M10508 18449l7799-5581" svg:viewBox="0 0 7800 5582">
          <text:p text:style-name="P1"><text:span text:style-name="T1">0.2357</text:span></text:p>
        </draw:connector>
        <draw:connector draw:style-name="gr3" draw:text-style-name="P4" draw:layer="layout" draw:type="line" svg:x1="10.508cm" svg:y1="18.449cm" svg:x2="18.441cm" svg:y2="7.922cm" draw:start-shape="id4" draw:start-glue-point="4" draw:end-shape="id8" draw:end-glue-point="7" svg:d="M10508 18449l7933-10527" svg:viewBox="0 0 7934 10528">
          <text:p text:style-name="P1"><text:span text:style-name="T1">0.1491</text:span></text:p>
        </draw:connector>
        <draw:connector draw:style-name="gr3" draw:text-style-name="P4" draw:layer="layout" draw:type="line" svg:x1="15.045cm" svg:y1="17.41cm" svg:x2="18.307cm" svg:y2="12.868cm" draw:start-shape="id7" draw:start-glue-point="6" draw:end-shape="id9" draw:end-glue-point="6" svg:d="M15045 17410l3262-4542" svg:viewBox="0 0 3263 4543">
          <text:p text:style-name="P1"><text:span text:style-name="T1">0.1980</text:span></text:p>
        </draw:connector>
        <draw:connector draw:style-name="gr3" draw:text-style-name="P4" draw:layer="layout" draw:type="line" svg:x1="15.045cm" svg:y1="17.41cm" svg:x2="18.441cm" svg:y2="7.922cm" draw:start-shape="id7" draw:start-glue-point="6" draw:end-shape="id8" draw:end-glue-point="7" svg:d="M15045 17410l3396-9488" svg:viewBox="0 0 3397 9489">
          <text:p text:style-name="P1"><text:span text:style-name="T1">0.1879</text:span></text:p>
        </draw:connector>
        <draw:connector draw:style-name="gr4" draw:text-style-name="P4" draw:layer="layout" draw:type="line" svg:x1="18.307cm" svg:y1="12.868cm" svg:x2="18.441cm" svg:y2="7.922cm" draw:start-shape="id9" draw:start-glue-point="6" draw:end-shape="id8" draw:end-glue-point="7" svg:d="M18307 12868l134-4946" svg:viewBox="0 0 135 4947">
          <text:p text:style-name="P1"><text:span text:style-name="T1">0.1054</text:span></text:p>
        </draw:connector>
        <draw:frame draw:style-name="gr5" draw:text-style-name="P5" draw:layer="layout" svg:width="8.709cm" svg:height="1.216cm" svg:x="12.065cm" svg:y="19.504cm">
          <draw:text-box>
            <text:p><text:span text:style-name="T2">Threshold = mean = 0.1282</text:span></text:p>
          </draw:text-box>
        </draw:frame>
        <draw:custom-shape draw:style-name="gr1" draw:text-style-name="P2" xml:id="id10" draw:id="id10" draw:layer="layout" svg:width="1.524cm" svg:height="1.524cm" svg:x="15.019cm" svg:y="2.122cm">
          <text:p text:style-name="P1"><text:span text:style-name="T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446cm" svg:y1="1.867cm" svg:x2="15.242cm" svg:y2="3.423cm" draw:start-shape="id1" draw:start-glue-point="8" draw:end-shape="id10" draw:end-glue-point="7" svg:d="M10446 1867l4796 1556" svg:viewBox="0 0 4797 1557">
          <text:p text:style-name="P1"><text:span text:style-name="T1">0.2309</text:span></text:p>
        </draw:connector>
        <draw:connector draw:style-name="gr4" draw:text-style-name="P4" draw:layer="layout" draw:type="line" svg:x1="5.695cm" svg:y1="3.326cm" svg:x2="15.242cm" svg:y2="3.423cm" draw:start-shape="id2" draw:start-glue-point="9" draw:end-shape="id10" draw:end-glue-point="7" svg:d="M5695 3326l9547 97" svg:viewBox="0 0 9548 98">
          <text:p text:style-name="P1"><text:span text:style-name="T1">0.1186</text:span></text:p>
        </draw:connector>
        <draw:connector draw:style-name="gr3" draw:text-style-name="P4" draw:layer="layout" draw:type="line" svg:x1="2.295cm" svg:y1="7.826cm" svg:x2="15.242cm" svg:y2="3.423cm" draw:start-shape="id5" draw:start-glue-point="9" draw:end-shape="id10" draw:end-glue-point="7" svg:d="M2295 7826l12947-4403" svg:viewBox="0 0 12948 4404">
          <text:p text:style-name="P1"><text:span text:style-name="T1">0.2440</text:span></text:p>
        </draw:connector>
        <draw:connector draw:style-name="gr4" draw:text-style-name="P4" draw:layer="layout" draw:type="line" svg:x1="2.518cm" svg:y1="12.887cm" svg:x2="15.242cm" svg:y2="3.423cm" draw:start-shape="id6" draw:start-glue-point="10" draw:end-shape="id10" draw:end-glue-point="7" svg:d="M2518 12887l12724-9464" svg:viewBox="0 0 12725 9465">
          <text:p text:style-name="P1"><text:span text:style-name="T1">0.1205</text:span></text:p>
        </draw:connector>
        <draw:connector draw:style-name="gr4" draw:text-style-name="P4" draw:layer="layout" draw:type="line" svg:x1="5.548cm" svg:y1="17.073cm" svg:x2="15.242cm" svg:y2="3.423cm" draw:start-shape="id3" draw:start-glue-point="11" draw:end-shape="id10" draw:end-glue-point="7" svg:d="M5548 17073l9694-13650" svg:viewBox="0 0 9695 13651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0.1054</text:span></text:p>
        </draw:connector>
        <draw:connector draw:style-name="gr3" draw:text-style-name="P4" draw:layer="layout" draw:type="line" svg:x1="10.508cm" svg:y1="18.449cm" svg:x2="15.242cm" svg:y2="3.423cm" draw:start-shape="id4" draw:start-glue-point="4" draw:end-shape="id10" draw:end-glue-point="7" svg:d="M10508 18449l4734-15026" svg:viewBox="0 0 4735 15027">
          <text:p text:style-name="P1"><text:span text:style-name="T1">0.1291</text:span></text:p>
        </draw:connector>
        <draw:connector draw:style-name="gr4" draw:text-style-name="P4" draw:layer="layout" draw:type="line" svg:x1="18.441cm" svg:y1="7.922cm" svg:x2="15.242cm" svg:y2="3.423cm" draw:start-shape="id8" draw:start-glue-point="7" draw:end-shape="id10" draw:end-glue-point="7" svg:d="M18441 7922l-3199-4499" svg:viewBox="0 0 3200 4500">
          <text:p text:style-name="P1"><text:span text:style-name="T1">0.1155</text:span></text:p>
        </draw:connector>
        <draw:frame draw:style-name="gr6" draw:text-style-name="P6" draw:layer="layout" svg:width="2.159cm" svg:height="1.759cm" svg:x="7.512cm" svg:y="0.134cm">
          <draw:text-box>
            <text:p><text:span text:style-name="T3">0.8570 [0.25]</text:span></text:p>
          </draw:text-box>
        </draw:frame>
        <draw:frame draw:style-name="gr6" draw:text-style-name="P6" draw:layer="layout" svg:width="2.159cm" svg:height="1.759cm" svg:x="2.213cm" svg:y="1.735cm">
          <draw:text-box>
            <text:p><text:span text:style-name="T3">0.6423 [0.5]</text:span></text:p>
          </draw:text-box>
        </draw:frame>
        <draw:frame draw:style-name="gr6" draw:text-style-name="P6" draw:layer="layout" svg:width="2.159cm" svg:height="1.759cm" svg:x="0.714cm" svg:y="4.736cm">
          <draw:text-box>
            <text:p><text:span text:style-name="T3">1.0013 [0.33]</text:span></text:p>
          </draw:text-box>
        </draw:frame>
        <draw:frame draw:style-name="gr6" draw:text-style-name="P6" draw:layer="layout" svg:width="2.159cm" svg:height="1.759cm" svg:x="0.715cm" svg:y="13.637cm">
          <draw:text-box>
            <text:p><text:span text:style-name="T3">1.0730 [0.25]</text:span></text:p>
          </draw:text-box>
        </draw:frame>
        <draw:frame draw:style-name="gr6" draw:text-style-name="P6" draw:layer="layout" svg:width="2.159cm" svg:height="1.759cm" svg:x="2.116cm" svg:y="16.738cm">
          <draw:text-box>
            <text:p><text:span text:style-name="T3">0.5661 [1000]</text:span></text:p>
          </draw:text-box>
        </draw:frame>
        <draw:frame draw:style-name="gr6" draw:text-style-name="P6" draw:layer="layout" svg:width="2.159cm" svg:height="1.759cm" svg:x="7.617cm" svg:y="18.439cm">
          <draw:text-box>
            <text:p><text:span text:style-name="T3">0.9632 [0.25]</text:span></text:p>
          </draw:text-box>
        </draw:frame>
        <draw:frame draw:style-name="gr6" draw:text-style-name="P6" draw:layer="layout" svg:width="2.159cm" svg:height="1.759cm" svg:x="16.618cm" svg:y="16.64cm">
          <draw:text-box>
            <text:p><text:span text:style-name="T3">0.9061 [0.25]</text:span></text:p>
          </draw:text-box>
        </draw:frame>
        <draw:frame draw:style-name="gr6" draw:text-style-name="P6" draw:layer="layout" svg:width="2.159cm" svg:height="1.759cm" svg:x="18.119cm" svg:y="13.641cm">
          <draw:text-box>
            <text:p><text:span text:style-name="T3">0.7087 [0.5]</text:span></text:p>
          </draw:text-box>
        </draw:frame>
        <draw:frame draw:style-name="gr6" draw:text-style-name="P6" draw:layer="layout" svg:width="2.159cm" svg:height="1.759cm" svg:x="18.12cm" svg:y="4.842cm">
          <draw:text-box>
            <text:p><text:span text:style-name="T3">0.9358 [0.25]</text:span></text:p>
          </draw:text-box>
        </draw:frame>
        <draw:frame draw:style-name="gr6" draw:text-style-name="P6" draw:layer="layout" svg:width="2.159cm" svg:height="1.759cm" svg:x="16.621cm" svg:y="2.043cm">
          <draw:text-box>
            <text:p><text:span text:style-name="T3">1.0640 [0.33]</text:span></text:p>
          </draw:text-box>
        </draw:frame>
        <draw:custom-shape draw:style-name="gr7" draw:text-style-name="P7" draw:layer="layout" svg:width="20.574cm" svg:height="2.159cm" svg:x="0.254cm" svg:y="20.447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0.635cm" svg:y1="20.955cm" svg:x2="3.048cm" svg:y2="20.955cm">
          <text:p/>
        </draw:line>
        <draw:frame draw:style-name="gr9" draw:text-style-name="P8" draw:layer="layout" svg:width="8.89cm" svg:height="1.17cm" svg:x="3.556cm" svg:y="20.42cm">
          <draw:text-box>
            <text:p><text:span text:style-name="T4">Sim &gt;= threshold (important)</text:span></text:p>
          </draw:text-box>
        </draw:frame>
        <draw:line draw:style-name="gr10" draw:text-style-name="P7" draw:layer="layout" svg:x1="0.635cm" svg:y1="21.956cm" svg:x2="3.048cm" svg:y2="21.956cm">
          <text:p/>
        </draw:line>
        <draw:frame draw:style-name="gr11" draw:text-style-name="P8" draw:layer="layout" svg:width="7.112cm" svg:height="1.143cm" svg:x="3.556cm" svg:y="21.421cm">
          <draw:text-box>
            <text:p><text:span text:style-name="T4">Sim &lt; threshold</text:span></text:p>
          </draw:text-box>
        </draw:frame>
        <draw:frame draw:style-name="gr12" draw:text-style-name="P6" draw:layer="layout" svg:width="3.76cm" svg:height="1.725cm" svg:x="15.417cm" svg:y="20.639cm">
          <draw:text-box>
            <text:p><text:span text:style-name="T3">Sim sum </text:span></text:p>
            <text:p><text:span text:style-name="T3">[vertex cut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8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delkrime Aries</meta:initial-creator>
    <meta:creation-date>2017-05-07T10:37:25.667135664</meta:creation-date>
    <dc:date>2017-06-17T15:41:49.250512700</dc:date>
    <dc:creator>Abdelkrime Aries</dc:creator>
    <meta:editing-duration>PT1H3M3S</meta:editing-duration>
    <meta:editing-cycles>28</meta:editing-cycles>
    <meta:generator>LibreOffice/5.1.6.2$Linux_X86_64 LibreOffice_project/10m0$Build-2</meta:generator>
    <meta:document-statistic meta:object-count="61"/>
  </office:meta>
</office:document-meta>
</file>